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0F000000BE0144B08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 fo:padding-bottom="1.016cm"/>
    </style:style>
    <style:style style:name="gr3" style:family="graphic" style:parent-style-name="objectwithoutfill">
      <style:graphic-properties draw:marker-end="Arrow" draw:marker-end-width="0.3cm" draw:fill="none" draw:textarea-vertical-align="middle" fo:padding-top="0.8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59cm" svg:height="6.702cm" svg:x="6.015cm" svg:y="10.618cm">
          <draw:image xlink:href="Pictures/100000000000010F000000BE0144B08F.jpg" xlink:type="simple" xlink:show="embed" xlink:actuate="onLoad">
            <text:p/>
          </draw:image>
        </draw:frame>
        <draw:line draw:style-name="gr2" draw:text-style-name="P2" draw:layer="layout" svg:x1="7.858cm" svg:y1="12.938cm" svg:x2="10.017cm" svg:y2="11.541cm">
          <text:p text:style-name="P1"><text:span text:style-name="T1">1. Request Neighbors</text:span></text:p>
        </draw:line>
        <draw:line draw:style-name="gr3" draw:text-style-name="P2" draw:layer="layout" svg:x1="7.858cm" svg:y1="15.097cm" svg:x2="10.017cm" svg:y2="16.367cm">
          <text:p text:style-name="P3"><text:span text:style-name="T1">1. Request Neighbors</text:span></text:p>
        </draw:line>
        <draw:line draw:style-name="gr3" draw:text-style-name="P2" draw:layer="layout" svg:x1="12.557cm" svg:y1="16.24cm" svg:x2="14.462cm" svg:y2="14.716cm">
          <text:p text:style-name="P1"><text:span text:style-name="T1">2. Request Neighbors</text:span></text:p>
        </draw:line>
        <draw:line draw:style-name="gr2" draw:text-style-name="P2" draw:layer="layout" svg:x1="12.303cm" svg:y1="11.541cm" svg:x2="14.335cm" svg:y2="12.811cm">
          <text:p text:style-name="P1"><text:span text:style-name="T1">2. Request Neighbors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8-09T02:11:39</dc:date>
    <meta:document-statistic meta:object-count="5"/>
    <meta:generator>LibreOffice/4.0.4.2$Linux_X86_64 LibreOffice_project/400m0$Build-2</meta:generator>
  </office:meta>
</office:document-meta>
</file>